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P1" style:family="paragraph" style:parent-style-name="Footer">
      <style:paragraph-properties>
        <style:tab-stops>
          <style:tab-stop style:position="16.999cm" style:type="right" style:leader-style="solid" style:leader-text="_"/>
        </style:tab-stops>
      </style:paragraph-properties>
    </style:style>
    <style:style style:name="P2" style:family="paragraph" style:parent-style-name="Standard">
      <style:paragraph-properties fo:text-align="center" style:justify-single-word="false"/>
      <style:text-properties style:font-name="Arial" fo:font-size="14pt" style:font-size-asian="14pt" style:font-size-complex="14pt"/>
    </style:style>
    <style:style style:name="P3" style:family="paragraph" style:parent-style-name="Standard">
      <style:paragraph-properties fo:text-align="center" style:justify-single-word="false"/>
      <style:text-properties style:font-name="Arial"/>
    </style:style>
    <style:style style:name="P4" style:family="paragraph" style:parent-style-name="Standard">
      <style:paragraph-properties fo:text-align="center" style:justify-single-word="false"/>
      <style:text-properties style:font-name="Arial" fo:font-size="16pt" style:font-size-asian="16pt" style:font-size-complex="16pt"/>
    </style:style>
    <style:style style:name="P5" style:family="paragraph" style:parent-style-name="Standard">
      <style:paragraph-properties fo:text-align="start" style:justify-single-word="false"/>
      <style:text-properties style:font-name="Arial"/>
    </style:style>
    <style:style style:name="P6" style:family="paragraph" style:parent-style-name="Standard">
      <style:paragraph-properties fo:text-align="start" style:justify-single-word="false"/>
    </style:style>
    <style:style style:name="P7" style:family="paragraph" style:parent-style-name="Contents_20_1">
      <style:paragraph-properties>
        <style:tab-stops>
          <style:tab-stop style:position="16.7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Standard" style:master-page-name="First_20_Page">
      <style:paragraph-properties fo:text-align="center" style:justify-single-word="false" style:page-number="auto"/>
      <style:text-properties style:font-name="Arial" fo:font-size="14pt" style:font-size-asian="14pt" style:font-size-complex="14pt"/>
    </style:style>
    <style:style style:name="P10" style:family="paragraph" style:parent-style-name="Standard" style:list-style-name="L2">
      <style:text-properties style:font-name="Arial" fo:font-weight="normal" style:font-weight-asian="normal" style:font-weight-complex="normal"/>
    </style:style>
    <style:style style:name="P11" style:family="paragraph" style:parent-style-name="Standard" style:list-style-name="L3">
      <style:text-properties style:font-name="Arial" fo:font-weight="normal" style:font-weight-asian="normal" style:font-weight-complex="normal"/>
    </style:style>
    <style:style style:name="P12" style:family="paragraph" style:parent-style-name="Standard" style:list-style-name="L5">
      <style:text-properties style:font-name="Arial" fo:font-weight="normal" style:font-weight-asian="normal" style:font-weight-complex="normal"/>
    </style:style>
    <style:style style:name="P13" style:family="paragraph" style:parent-style-name="Standard" style:list-style-name="L6">
      <style:text-properties style:font-name="Arial" fo:font-weight="normal" style:font-weight-asian="normal" style:font-weight-complex="normal"/>
    </style:style>
    <style:style style:name="P14" style:family="paragraph" style:parent-style-name="Standard" style:list-style-name="L7">
      <style:text-properties style:font-name="Arial" fo:font-weight="normal" style:font-weight-asian="normal" style:font-weight-complex="normal"/>
    </style:style>
    <style:style style:name="P15" style:family="paragraph" style:parent-style-name="Standard" style:list-style-name="L8">
      <style:text-properties style:font-name="Arial" fo:font-weight="normal" style:font-weight-asian="normal" style:font-weight-complex="normal"/>
    </style:style>
    <style:style style:name="P16" style:family="paragraph" style:parent-style-name="Standard" style:list-style-name="L4">
      <style:paragraph-properties fo:margin-left="1.251cm" fo:margin-right="0cm" fo:text-indent="-0.635cm" style:auto-text-indent="false"/>
      <style:text-properties style:font-name="Arial" fo:font-weight="normal" style:font-weight-asian="normal" style:font-weight-complex="normal"/>
    </style:style>
    <style:style style:name="P17" style:family="paragraph" style:parent-style-name="Text_20_body" style:list-style-name="L1"/>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
      <style:paragraph-properties fo:margin-left="1.251cm" fo:margin-right="0cm" fo:text-indent="0cm" style:auto-text-indent="false"/>
    </style:style>
    <style:style style:name="P21" style:family="paragraph" style:parent-style-name="Text_20_body" style:list-style-name="L1">
      <style:paragraph-properties fo:margin-left="1.251cm" fo:margin-right="0cm" fo:text-indent="0cm" style:auto-text-indent="false"/>
      <style:text-properties fo:color="#000000"/>
    </style:style>
    <style:style style:name="P22" style:family="paragraph" style:parent-style-name="Text_20_body" style:list-style-name="L1">
      <style:paragraph-properties fo:margin-left="0cm" fo:margin-right="0cm" fo:text-indent="0cm" style:auto-text-indent="false"/>
    </style:style>
    <style:style style:name="P23" style:family="paragraph" style:parent-style-name="Text_20_body" style:list-style-name="L1">
      <style:paragraph-properties fo:margin-left="0cm" fo:margin-right="0cm" fo:text-indent="0cm" style:auto-text-indent="false"/>
      <style:text-properties fo:color="#000000"/>
    </style:style>
    <style:style style:name="P24" style:family="paragraph" style:parent-style-name="Text_20_body" style:list-style-name="L1">
      <style:paragraph-properties fo:margin-left="2.501cm" fo:margin-right="0cm" fo:text-indent="0cm" style:auto-text-indent="false"/>
    </style:style>
    <style:style style:name="P25" style:family="paragraph" style:parent-style-name="Text_20_body" style:list-style-name="L1">
      <style:paragraph-properties fo:margin-left="2.501cm" fo:margin-right="0cm" fo:text-indent="0cm" style:auto-text-indent="false"/>
      <style:text-properties fo:color="#000000"/>
    </style:style>
    <style:style style:name="P26" style:family="paragraph" style:parent-style-name="Text_20_body" style:list-style-name="L9">
      <style:paragraph-properties fo:margin-left="2.501cm" fo:margin-right="0cm" fo:text-indent="-0.635cm" style:auto-text-indent="false"/>
    </style:style>
    <style:style style:name="P27" style:family="paragraph" style:parent-style-name="Text_20_body" style:list-style-name="L9">
      <style:paragraph-properties fo:margin-left="1.251cm" fo:margin-right="0cm" fo:text-indent="-0.635cm" style:auto-text-indent="false"/>
    </style:style>
    <style:style style:name="P28" style:family="paragraph" style:parent-style-name="Heading_20_1" style:master-page-name="Standard">
      <style:paragraph-properties style:page-number="1"/>
    </style:style>
    <style:style style:name="P29" style:family="paragraph" style:parent-style-name="Contents_20_Heading" style:master-page-name="Index">
      <style:paragraph-properties style:page-number="auto"/>
    </style:style>
    <style:style style:name="T1" style:family="text">
      <style:text-properties style:font-name="Arial"/>
    </style:style>
    <style:style style:name="T2" style:family="text">
      <style:text-properties fo:color="#ff0000"/>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Berufsakademie Sachsen</text:p>
      <text:p text:style-name="P2">Staatliche Studienakademie Leipzig</text:p>
      <text:p text:style-name="P3"/>
      <text:p text:style-name="P3"/>
      <text:p text:style-name="P3"/>
      <text:p text:style-name="P3"/>
      <text:p text:style-name="P4">Unisched Windows Client</text:p>
      <text:p text:style-name="P3"/>
      <text:p text:style-name="P2">Pflichtenheft</text:p>
      <text:p text:style-name="P2">zur Veranstaltung Projektmanage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Eingereicht von:<text:tab/>Ronald Lohann (207826)</text:p>
      <text:p text:style-name="P5"><text:tab/><text:tab/><text:tab/>Matthias Glauch (207836)</text:p>
      <text:p text:style-name="P5"><text:tab/><text:tab/><text:tab/>Daniel Böhmer (2078??)</text:p>
      <text:p text:style-name="P5"><text:tab/><text:tab/><text:tab/>Seminargruppe IT2007</text:p>
      <text:p text:style-name="P5"/>
      <text:p text:style-name="P6"><text:span text:style-name="T1">Stand:<text:tab/><text:tab/><text:tab/></text:span><text:span text:style-name="T1"><text:modification-date style:data-style-name="N36">30.07.2009</text:modification-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9">Inhaltsverzeichnis</text:p>
          </text:index-title>
          <text:p text:style-name="P7">1.Zielbestimmung<text:tab/>1</text:p>
          <text:p text:style-name="P8">1.1.Musskriterien<text:tab/>1</text:p>
          <text:p text:style-name="P8">1.2.Sollbestimmungen<text:tab/>3</text:p>
          <text:p text:style-name="P8">1.3.Kannbestimmungen<text:tab/>3</text:p>
          <text:p text:style-name="P8">1.4.Abgrenzungskriterien<text:tab/>3</text:p>
          <text:p text:style-name="P7">2.Produkteinsatz<text:tab/>3</text:p>
          <text:p text:style-name="P8">2.1.Anwendungsbereiche<text:tab/>3</text:p>
          <text:p text:style-name="P8">2.2.Zielgruppen<text:tab/>3</text:p>
          <text:p text:style-name="P8">2.3.Betriebsbedingungen<text:tab/>3</text:p>
          <text:p text:style-name="P7">3.Produktumgebung<text:tab/>3</text:p>
          <text:p text:style-name="P8">3.1.Software<text:tab/>4</text:p>
          <text:p text:style-name="P8">3.2.Hardware<text:tab/>4</text:p>
          <text:p text:style-name="P8">3.3.Orgware<text:tab/>4</text:p>
          <text:p text:style-name="P7">4.Produktfunktionen<text:tab/>4</text:p>
          <text:p text:style-name="P7">5.Produktdaten<text:tab/>4</text:p>
          <text:p text:style-name="P7">6.Produktleistungen<text:tab/>4</text:p>
          <text:p text:style-name="P7">7.Benutzungsoberfläche<text:tab/>4</text:p>
          <text:p text:style-name="P7">8.Zugriffsrechte<text:tab/>4</text:p>
          <text:p text:style-name="P7">9.Qualitätszielbestimmungen<text:tab/>5</text:p>
          <text:p text:style-name="P7">10.Globale Testszenarien und Testfälle<text:tab/>5</text:p>
          <text:p text:style-name="P7">11.Entwicklungsumgebung<text:tab/>5</text:p>
          <text:p text:style-name="P7">12.Ergänzungen<text:tab/>5</text:p>
          <text:p text:style-name="P7">13.Glossar<text:tab/>5</text:p>
        </text:index-body>
      </text:table-of-content>
      <text:p text:style-name="P5"/>
      <text:h text:style-name="P28" text:outline-level="1">Zielbestimmung</text:h>
      <text:p text:style-name="Text_20_body">Unisched Windows Client stellt eine Anwendung dar, die zur Erstellung von Stundenplänen für Studenten eingesetzt werden kann. Dabei ist Unisched Windows Client, im Folgenden auch als Unisched Client bezeichnet, ein System, das speziell auf die Anforderungen der Berufsakademie Leipzig angepasst wird, die später näher erläutert werden und gleichzeitig die Möglichkeit bietet durch Folgeaufträge weiter verallgemeinert werden zu können um in einem gewissen Rahmen durch beliebige Einrichtungen verwendet werden zu können.</text:p>
      <text:p text:style-name="Text_20_body">Unisched Client verwendet grundlegende Prinzipien des bestehenden Projekts Unisched.</text:p>
      <text:p text:style-name="Text_20_body">Die Anwendung wird für die Plattform Microsoft Windows entwickelt und verwendet das .NET-Framework von Microsoft.</text:p>
      <text:p text:style-name="Text_20_body">Es werden erforderliche Datenbestände, die durch Vorgaben des Projektes Unisched definiert sind, durch einer Datenbank verwaltet. Zusätzlich werden Benutzerdaten gespeichert, die eine Authentifizierungsprüfung vor Ausführen des Programms ermöglichen sowie Einstellungen verwaltet, durch die eine benutzerdefinierte Anpassung der Anwendung realisiert wird.</text:p>
      <text:h text:style-name="Heading_20_2" text:outline-level="2">Musskriterien</text:h>
      <text:list xml:id="list37279237" text:style-name="L1">
        <text:list-item>
          <text:p text:style-name="P17">Zielplattform</text:p>
        </text:list-item>
        <text:list-item>
          <text:p text:style-name="P20">Zielplattform ist Microsoft Windows ab Version Windows 98.</text:p>
        </text:list-item>
        <text:list-item>
          <text:p text:style-name="P20">Die Anwendung wird unter Windows XP und Windows Vista getestet.</text:p>
        </text:list-item>
        <text:list-item>
          <text:p text:style-name="P22">Benutzerverwaltung</text:p>
        </text:list-item>
        <text:list-item>
          <text:p text:style-name="P20">Es können durch die Anwendung Benutzer verwaltet werden, wobei ein ausschließlicher Zugriff auf die Anwendung durch diese Benutzer gewährleistet wird.</text:p>
        </text:list-item>
        <text:list-item>
          <text:p text:style-name="P20">Benutzern kann normaler oder administrativer Zugriff auf die Anwendung zugeteilt werden, wobei ausschließlich Benutzer mit administrativem Zugriff die Möglichkeit haben, benutzerübergreifende Daten zu ändern.</text:p>
        </text:list-item>
        <text:list-item>
          <text:p text:style-name="P20">Die Verwaltung der Benutzer (Hinzufügen, Ändern und Löschen von <text:soft-page-break/>Benutzern) und die Zuteilung von Rechten kann ausschließlich durch einen Benutzer mit administrativem Zugriff erfolgen. Es muss gewährleistet werden, dass zu jeder Zeit mindestens ein Benutzer mit administrativen Rechten existiert.</text:p>
        </text:list-item>
        <text:list-item>
          <text:p text:style-name="P22">Lokalisierung</text:p>
        </text:list-item>
        <text:list-item>
          <text:p text:style-name="P20">Alle Texte, die im Zuge der Steuerung der Anwendung verwendet werden, müssen lokalisiert werden können, also deren Inhalt in verschiedene Sprachen übersetzt werden können. Dabei wird der grundlegende Mechanismus realisiert und in den Sprachen deutsch und englisch in die Anwendung eingebettet, jedoch keine vollständige Übersetzung in anderen Sprachen als deutsch geliefert.</text:p>
        </text:list-item>
        <text:list-item>
          <text:p text:style-name="P22">Stammdaten</text:p>
        </text:list-item>
        <text:list-item>
          <text:p text:style-name="P20">Es wird möglich sein, Stammdaten zu verwalten (Hinzufügen, Ändern, Löschen), die zur Erstellung von Stundenplänen vorgesehen sind. Dies umfasst folgende Stammdatenkategorien mit entsprechend aufgeführten Details:</text:p>
        </text:list-item>
        <text:list-item>
          <text:p text:style-name="P24">Räume: Raumname, Raumnummer, Raumgröße (Anzahl Sitze), Raumtyp (Vorlesungsraum/Labor)</text:p>
        </text:list-item>
        <text:list-item>
          <text:p text:style-name="P24">Dozenten: Name, Vorname und Telefonnummer</text:p>
        </text:list-item>
        <text:list-item>
          <text:p text:style-name="P24">Fach: Kürzel, Bezeichnung, Typ (Vorlesung/Prüfung), Art (Normal/Modul)</text:p>
        </text:list-item>
        <text:list-item>
          <text:p text:style-name="P24">Studienrichtung: Name</text:p>
        </text:list-item>
        <text:list-item>
          <text:p text:style-name="P24">Seminargruppe: Studienrichtung, Bezeichnung, Studentenanzahl, Art (Diplom/Bachelor)</text:p>
        </text:list-item>
        <text:list-item>
          <text:p text:style-name="P24">Standardräume: Raum, Seminargruppe, Priorität</text:p>
        </text:list-item>
        <text:list-item>
          <text:p text:style-name="P24">Studienzeitraum: Seminargruppe, Semester, Beginn, Ende, Typ (Praxisphase/Theoriephase)</text:p>
        </text:list-item>
        <text:list-item>
          <text:p text:style-name="P24">Curriculum: Seminargruppe, Studienzeitraum, Fach, Stundenanzahl Dozent, <text:span text:style-name="T2">Elternelement (Curricula können aufeinander aufbauen)</text:span></text:p>
        </text:list-item>
        <text:list-item>
          <text:p text:style-name="P23"><text:soft-page-break/>Verarbeitung der Stammdaten / Stundenplanung</text:p>
        </text:list-item>
        <text:list-item>
          <text:p text:style-name="P21">Anhand der oben genannten Stammdaten ist es möglich Stundenpläne zu erstellen. Hilfestellung der Eingaben ist das vorher festgelegte Curriculum, das angibt, welche Fächer einer Seminargruppe in einem bestimmten Semester zugeordnet werden müssen. Die Stundenpläne werden durch so genannte Buchungen abgebildet, die durch folgende Daten repräsentiert werden:</text:p>
        </text:list-item>
        <text:list-item>
          <text:p text:style-name="P25">Curriculumseintrag (In Curriculum festgelegtes Fach)</text:p>
        </text:list-item>
        <text:list-item>
          <text:p text:style-name="P25">Raum</text:p>
        </text:list-item>
        <text:list-item>
          <text:p text:style-name="P25">Beginn, Ende</text:p>
        </text:list-item>
        <text:list-item>
          <text:p text:style-name="P21">Die Stundenplanung wird visuell vorgenommen. Dabei dient ein Formular, das an einen Kalender angelehnt ist, der Visualisierung der Zeitplanung.</text:p>
        </text:list-item>
      </text:list>
      <text:h text:style-name="Heading_20_2" text:outline-level="2">Sollbestimmungen</text:h>
      <text:list xml:id="list38657607" text:style-name="L9">
        <text:list-item>
          <text:p text:style-name="P18">Ereignisprotokoll / Logging</text:p>
        </text:list-item>
        <text:list-item>
          <text:p text:style-name="P26">Einige wichtige Aktionen, auf jeden Fall aber sämtliche auftretenden Fehler werden protokolliert.</text:p>
        </text:list-item>
        <text:list-item>
          <text:p text:style-name="P26">Es wird eine Datei im Anwendungsdatenverzeichnis des jeweils das Programm verwendenden Benutzers angelegt, die Datum, Uhrzeit, Ursprung und entsprechende Meldung speichert.</text:p>
        </text:list-item>
        <text:list-item>
          <text:p text:style-name="P26">Die Protokolle werden nach einem bestimmten Zeitraum gelöscht, der auch nach der Entwicklung mittels einer Konfigurationsdatei geändert werden kann. Auch der Pfad der Protokolldatei kann so angepasst werden.</text:p>
        </text:list-item>
        <text:list-item>
          <text:p text:style-name="P27">Datenbanksystem</text:p>
        </text:list-item>
        <text:list-item>
          <text:p text:style-name="P26">Es ist wünschenswert, die bereits bestehende MySQL-Datenbank des Projekts Unisched zu verwenden, da somit eine Interoperabilität zwischen des bereits bestehenden Projekts und des Unisched Clients gewährleistet werden würde.</text:p>
        </text:list-item>
        <text:list-item>
          <text:p text:style-name="P26">Sollte aus technischen oder zeitlichen Gründen die Einbindung der MySQL-<text:soft-page-break/>Datenbank nicht möglich sein oder unverhältnismäßigen Aufwand erzeugen, kann nach freiem Ermessen ein anderes Datenbanksystem eingesetzt werden. Dies hätte zur Folge, dass die Interoperabilität nicht gewährleistet werden kann. </text:p>
        </text:list-item>
      </text:list>
      <text:h text:style-name="Heading_20_2" text:outline-level="2">Kannbestimmungen</text:h>
      <text:list xml:id="list39133070" text:style-name="L10">
        <text:list-item>
          <text:p text:style-name="P19">Die Anwendung wird durch Grafiken und visuellen Komponenten aufgewertet, die der intuitiven Bedienung zugute kommen.</text:p>
        </text:list-item>
      </text:list>
      <text:h text:style-name="Heading_20_2" text:outline-level="2">Abgrenzungskriterien</text:h>
      <text:list xml:id="list39167075" text:continue-list="list37279237" text:style-name="L1">
        <text:list-item text:start-value="1">
          <text:p text:style-name="P22">Voraussetzung für die Ausführung des Unisched Clients ist ein installiertes .NET-Framework ab Version 2.0.</text:p>
        </text:list-item>
        <text:list-item>
          <text:p text:style-name="P22">Sind für den Zugriff auf die verwendete Datenbank weitere Softwarekomponenten von Drittanbietern auf dem Clientrechner notwendig, so sind deren Vorhandensein und fehlerfreie Funktion eine weitere Voraussetzung. Dies könnte auch ein .NET-Framework höherer Version beinhalten.</text:p>
        </text:list-item>
      </text:list>
      <text:h text:style-name="Heading_20_1" text:outline-level="1">Produkteinsatz</text:h>
      <text:p text:style-name="Text_20_body">Welche Anwendungsbereiche (Zweck), Zielgruppen (Wer mit welchen Qualifikationen), Betriebsbedingungen (Betriebszeit, Aufsicht)?</text:p>
      <text:h text:style-name="Heading_20_2" text:outline-level="2">Anwendungsbereiche</text:h>
      <text:list xml:id="list37258232" text:style-name="L2">
        <text:list-item>
          <text:p text:style-name="P10">Verwaltung von Plänen an Hochschulen/Unis</text:p>
        </text:list-item>
      </text:list>
      <text:h text:style-name="Heading_20_2" text:outline-level="2">Zielgruppen</text:h>
      <text:list xml:id="list37257084" text:style-name="L3">
        <text:list-item>
          <text:p text:style-name="P11">HS/Unis, speziell zugeschnitten auf BA Leipzig</text:p>
        </text:list-item>
      </text:list>
      <text:h text:style-name="Heading_20_2" text:outline-level="2">Betriebsbedingungen</text:h>
      <text:h text:style-name="Heading_20_1" text:outline-level="1">Produktumgebung</text:h>
      <text:p text:style-name="Text_20_body">Welche Software, Hardware und Orgware wird benötigt?</text:p>
      <text:h text:style-name="Heading_20_2" text:outline-level="2"><text:soft-page-break/>Software</text:h>
      <text:h text:style-name="Heading_20_2" text:outline-level="2">Hardware</text:h>
      <text:h text:style-name="Heading_20_2" text:outline-level="2">Orgware</text:h>
      <text:list xml:id="list39165635" text:continue-list="list39167075" text:style-name="L1">
        <text:list-item text:start-value="1">
          <text:p text:style-name="P22">(Internetanbindung), DB-Server, ...</text:p>
        </text:list-item>
      </text:list>
      <text:h text:style-name="Heading_20_1" text:outline-level="1">Produktfunktionen</text:h>
      <text:p text:style-name="Text_20_body">Was leistet das Produkt aus Benutzersicht?</text:p>
      <text:h text:style-name="Heading_20_1" text:outline-level="1">Produktdaten</text:h>
      <text:p text:style-name="Text_20_body">Was speichert das Produkt (langfristig) aus Benutzersicht?</text:p>
      <text:list xml:id="list37256280" text:style-name="L4">
        <text:list-item>
          <text:p text:style-name="P16">Screenshot DB, Erläuterung Tabellen und Relationen, Benutzerrechtedaten, Mehrsprachigkeit</text:p>
        </text:list-item>
      </text:list>
      <text:h text:style-name="Heading_20_1" text:outline-level="1">Produktleistungen</text:h>
      <text:p text:style-name="Text_20_body">Welche zeit- und umfangsbezogenen Anforderungen gibt es?</text:p>
      <text:list xml:id="list37255498" text:style-name="L5">
        <text:list-item>
          <text:p text:style-name="P12">keine Zeitbeschränkung, kein Spielraum in Genauigkeit, daher Funktionssicherung</text:p>
        </text:list-item>
      </text:list>
      <text:h text:style-name="Heading_20_1" text:outline-level="1">Benutzungsoberfläche</text:h>
      <text:p text:style-name="Text_20_body">Was sind die grundlegenden Anforderungen an die Benutzungsoberfläche (Bildschirmlayout, Dialogstruktur, ...)?</text:p>
      <text:list xml:id="list37266142" text:style-name="L6">
        <text:list-item>
          <text:p text:style-name="P13">Screenshots mit Funktionsbeschreibung</text:p>
        </text:list-item>
      </text:list>
      <text:h text:style-name="Heading_20_1" text:outline-level="1">Zugriffsrechte</text:h>
      <text:list xml:id="list37262357" text:style-name="L7">
        <text:list-item>
          <text:p text:style-name="P14">Zugriff auf zwei Arten: Adminstrativer Zugriff und Benutzerzugriff mit Leserechten, zusätzlich administrative Benutzerverwaltung zum Hinzufügen/Ändern/Löschen von Benutzern</text:p>
        </text:list-item>
      </text:list>
      <text:h text:style-name="Heading_20_1" text:outline-level="1"><text:soft-page-break/>Qualitätszielbestimmungen</text:h>
      <text:p text:style-name="Text_20_body">Tabelle mit unseren qualitativen Standards.</text:p>
      <text:list xml:id="list37275915" text:style-name="L8">
        <text:list-item>
          <text:p text:style-name="P15">Qualität wird an Korrektheit der Funktionen und intuitiver Oberfläche und Steuerung gemessen</text:p>
        </text:list-item>
      </text:list>
      <text:h text:style-name="Heading_20_1" text:outline-level="1">Globale Testszenarien und Testfälle</text:h>
      <text:p text:style-name="Text_20_body">Wahrscheinlich nicht benötigt</text:p>
      <text:h text:style-name="Heading_20_1" text:outline-level="1">Entwicklungsumgebung</text:h>
      <text:p text:style-name="Text_20_body">Maximal als Seitenfüller benötigt.</text:p>
      <text:h text:style-name="Heading_20_1" text:outline-level="1">Ergänzungen</text:h>
      <text:h text:style-name="Heading_20_1" text:outline-level="1">Glossa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99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leader-style="solid" style:leader-text="_"/>
        </style:tab-stops>
      </style:paragraph-propertie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p>
        <text:p text:style-name="Footer">Pflichtenheft – Unisched Windows Client<text:tab/><text:tab/>Seite <text:page-number text:select-page="current">6</text:page-number></text:p>
      </style:footer>
    </style:master-page>
    <style:master-page style:name="First_20_Page" style:display-name="First Page" style:page-layout-name="Mpm2" style:next-style-name="Standard"/>
    <style:master-page style:name="Envelope" style:page-layout-name="Mpm3"/>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7-27T11:33:34</meta:creation-date>
    <dc:date>2009-07-30T19:07:36.54</dc:date>
    <dc:language>de-DE</dc:language>
    <meta:editing-cycles>28</meta:editing-cycles>
    <meta:editing-duration>PT04H19M42S</meta:editing-duration>
    <meta:document-statistic meta:table-count="0" meta:image-count="0" meta:object-count="0" meta:page-count="8" meta:paragraph-count="115" meta:word-count="935" meta:character-count="7600"/>
    <meta:user-defined meta:name="Info 1"/>
    <meta:user-defined meta:name="Info 2"/>
    <meta:user-defined meta:name="Info 3"/>
    <meta:user-defined meta:name="Info 4"/>
  </office:meta>
</office:document-meta>
</file>